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49918" calcext:value-type="float">
            <text:p>0.000499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52074" calcext:value-type="float">
            <text:p>0.000520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54384" calcext:value-type="float">
            <text:p>0.000543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56863" calcext:value-type="float">
            <text:p>0.000568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59522" calcext:value-type="float">
            <text:p>0.000595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62377" calcext:value-type="float">
            <text:p>0.000623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65443" calcext:value-type="float">
            <text:p>0.000654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68739" calcext:value-type="float">
            <text:p>0.000687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72284" calcext:value-type="float">
            <text:p>0.000722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76098" calcext:value-type="float">
            <text:p>0.000760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80206" calcext:value-type="float">
            <text:p>0.000802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84631" calcext:value-type="float">
            <text:p>0.000846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89404" calcext:value-type="float">
            <text:p>0.000894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94553" calcext:value-type="float">
            <text:p>0.000945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100112" calcext:value-type="float">
            <text:p>0.001001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10612" calcext:value-type="float">
            <text:p>0.00106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112617" calcext:value-type="float">
            <text:p>0.001126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119647" calcext:value-type="float">
            <text:p>0.001196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127262" calcext:value-type="float">
            <text:p>0.001272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35515" calcext:value-type="float">
            <text:p>0.001355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144468" calcext:value-type="float">
            <text:p>0.001444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154187" calcext:value-type="float">
            <text:p>0.001541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164746" calcext:value-type="float">
            <text:p>0.001647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176229" calcext:value-type="float">
            <text:p>0.001762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88725" calcext:value-type="float">
            <text:p>0.001887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202335" calcext:value-type="float">
            <text:p>0.002023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217172" calcext:value-type="float">
            <text:p>0.002171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23336" calcext:value-type="float">
            <text:p>0.00233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251036" calcext:value-type="float">
            <text:p>0.002510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70353" calcext:value-type="float">
            <text:p>0.002703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291483" calcext:value-type="float">
            <text:p>0.002914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314615" calcext:value-type="float">
            <text:p>0.003146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33996" calcext:value-type="float">
            <text:p>0.00339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367755" calcext:value-type="float">
            <text:p>0.003677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398261" calcext:value-type="float">
            <text:p>0.003982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431772" calcext:value-type="float">
            <text:p>0.004317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468616" calcext:value-type="float">
            <text:p>0.004686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509158" calcext:value-type="float">
            <text:p>0.005091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553807" calcext:value-type="float">
            <text:p>0.005538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603021" calcext:value-type="float">
            <text:p>0.006030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657311" calcext:value-type="float">
            <text:p>0.006573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71725" calcext:value-type="float">
            <text:p>0.00717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783479" calcext:value-type="float">
            <text:p>0.007834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856718" calcext:value-type="float">
            <text:p>0.008567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937772" calcext:value-type="float">
            <text:p>0.009377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027544" calcext:value-type="float">
            <text:p>0.010275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127046" calcext:value-type="float">
            <text:p>0.011270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237414" calcext:value-type="float">
            <text:p>0.012374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35992" calcext:value-type="float">
            <text:p>0.01359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495992" calcext:value-type="float">
            <text:p>0.014959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64723" calcext:value-type="float">
            <text:p>0.01647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815427" calcext:value-type="float">
            <text:p>0.018154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002592" calcext:value-type="float">
            <text:p>0.020025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210974" calcext:value-type="float">
            <text:p>0.022109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443089" calcext:value-type="float">
            <text:p>0.024430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701748" calcext:value-type="float">
            <text:p>0.027017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2990087" calcext:value-type="float">
            <text:p>0.029900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3311605" calcext:value-type="float">
            <text:p>0.033116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3670188" calcext:value-type="float">
            <text:p>0.036701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070151" calcext:value-type="float">
            <text:p>0.040701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516272" calcext:value-type="float">
            <text:p>0.045162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5013816" calcext:value-type="float">
            <text:p>0.050138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5568575" calcext:value-type="float">
            <text:p>0.055685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618688" calcext:value-type="float">
            <text:p>0.06186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875625" calcext:value-type="float">
            <text:p>0.068756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7642258" calcext:value-type="float">
            <text:p>0.076422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8494773" calcext:value-type="float">
            <text:p>0.084947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944167" calcext:value-type="float">
            <text:p>0.09441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0491885" calcext:value-type="float">
            <text:p>0.104918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1654687" calcext:value-type="float">
            <text:p>0.116546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2939537" calcext:value-type="float">
            <text:p>0.129395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4355883" calcext:value-type="float">
            <text:p>0.143558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5912917" calcext:value-type="float">
            <text:p>0.159129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7619249" calcext:value-type="float">
            <text:p>0.176192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9482542" calcext:value-type="float">
            <text:p>0.194825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1509065" calcext:value-type="float">
            <text:p>0.2150906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3703213" calcext:value-type="float">
            <text:p>0.237032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6066989" calcext:value-type="float">
            <text:p>0.260669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8599478" calcext:value-type="float">
            <text:p>0.285994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129636" calcext:value-type="float">
            <text:p>0.31296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4149486" calcext:value-type="float">
            <text:p>0.3414948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146592" calcext:value-type="float">
            <text:p>0.3714659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0271173" calcext:value-type="float">
            <text:p>0.4027117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350258" calcext:value-type="float">
            <text:p>0.43502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6816358" calcext:value-type="float">
            <text:p>0.4681635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018484" calcext:value-type="float">
            <text:p>0.501848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3577975" calcext:value-type="float">
            <text:p>0.535779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6964346" calcext:value-type="float">
            <text:p>0.569643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0312315" calcext:value-type="float">
            <text:p>0.603123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3591201" calcext:value-type="float">
            <text:p>0.635912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6772403" calcext:value-type="float">
            <text:p>0.6677240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53:01.005000000</meta:creation-date>
    <dc:date>2024-10-15T18:12:14.449000000</dc:date>
    <meta:editing-duration>PT4M55S</meta:editing-duration>
    <meta:editing-cycles>5</meta:editing-cycles>
    <meta:generator>LibreOffice/7.4.2.3$Windows_X86_64 LibreOffice_project/382eef1f22670f7f4118c8c2dd222ec7ad009daf</meta:generator>
    <meta:document-statistic meta:table-count="1" meta:cell-count="187" meta:object-count="0"/>
  </office:meta>
</office:document-meta>
</file>